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1">
          <table:table-cell/>
          <table:table-cell table:style-name="Default" office:value-type="string" calcext:value-type="string">
            <text:p>fecha_dato</text:p>
          </table:table-cell>
          <table:table-cell office:value-type="string" calcext:value-type="string">
            <text:p>ncodpers</text:p>
          </table:table-cell>
          <table:table-cell office:value-type="string" calcext:value-type="string">
            <text:p>ind_empleado</text:p>
          </table:table-cell>
          <table:table-cell office:value-type="string" calcext:value-type="string">
            <text:p>pais_residencia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age</text:p>
          </table:table-cell>
          <table:table-cell table:style-name="Default" office:value-type="string" calcext:value-type="string">
            <text:p>fecha_alta</text:p>
          </table:table-cell>
          <table:table-cell office:value-type="string" calcext:value-type="string">
            <text:p>ind_nuevo</text:p>
          </table:table-cell>
          <table:table-cell office:value-type="string" calcext:value-type="string">
            <text:p>antiguedad</text:p>
          </table:table-cell>
          <table:table-cell office:value-type="string" calcext:value-type="string">
            <text:p>indrel</text:p>
          </table:table-cell>
          <table:table-cell table:style-name="Default" office:value-type="string" calcext:value-type="string">
            <text:p>ult_fec_cli_1t</text:p>
          </table:table-cell>
          <table:table-cell office:value-type="string" calcext:value-type="string">
            <text:p>indrel_1mes</text:p>
          </table:table-cell>
          <table:table-cell office:value-type="string" calcext:value-type="string">
            <text:p>tiprel_1mes</text:p>
          </table:table-cell>
          <table:table-cell office:value-type="string" calcext:value-type="string">
            <text:p>indresi</text:p>
          </table:table-cell>
          <table:table-cell office:value-type="string" calcext:value-type="string">
            <text:p>indext</text:p>
          </table:table-cell>
          <table:table-cell office:value-type="string" calcext:value-type="string">
            <text:p>conyuemp</text:p>
          </table:table-cell>
          <table:table-cell office:value-type="string" calcext:value-type="string">
            <text:p>canal_entrada</text:p>
          </table:table-cell>
          <table:table-cell office:value-type="string" calcext:value-type="string">
            <text:p>indfall</text:p>
          </table:table-cell>
          <table:table-cell office:value-type="string" calcext:value-type="string">
            <text:p>tipodom</text:p>
          </table:table-cell>
          <table:table-cell office:value-type="string" calcext:value-type="string">
            <text:p>cod_prov</text:p>
          </table:table-cell>
          <table:table-cell office:value-type="string" calcext:value-type="string">
            <text:p>nomprov</text:p>
          </table:table-cell>
          <table:table-cell office:value-type="string" calcext:value-type="string">
            <text:p>ind_actividad_cliente</text:p>
          </table:table-cell>
          <table:table-cell office:value-type="string" calcext:value-type="string">
            <text:p>renta</text:p>
          </table:table-cell>
          <table:table-cell office:value-type="string" calcext:value-type="string">
            <text:p>ind_ahor_fin_ult1</text:p>
          </table:table-cell>
          <table:table-cell office:value-type="string" calcext:value-type="string">
            <text:p>ind_aval_fin_ult1</text:p>
          </table:table-cell>
          <table:table-cell office:value-type="string" calcext:value-type="string">
            <text:p>ind_cco_fin_ult1</text:p>
          </table:table-cell>
          <table:table-cell office:value-type="string" calcext:value-type="string">
            <text:p>ind_cder_fin_ult1</text:p>
          </table:table-cell>
          <table:table-cell office:value-type="string" calcext:value-type="string">
            <text:p>ind_cno_fin_ult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5-01-28</text:p>
          </table:table-cell>
          <table:table-cell office:value-type="float" office:value="1375586" calcext:value-type="float">
            <text:p>13755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1-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L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AGA</text:p>
          </table:table-cell>
          <table:table-cell office:value-type="float" office:value="1" calcext:value-type="float">
            <text:p>1</text:p>
          </table:table-cell>
          <table:table-cell office:value-type="float" office:value="87218.1" calcext:value-type="float">
            <text:p>8721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01-28</text:p>
          </table:table-cell>
          <table:table-cell office:value-type="float" office:value="1050611" calcext:value-type="float">
            <text:p>10506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UDAD REAL</text:p>
          </table:table-cell>
          <table:table-cell office:value-type="float" office:value="0" calcext:value-type="float">
            <text:p>0</text:p>
          </table:table-cell>
          <table:table-cell office:value-type="float" office:value="35548.74" calcext:value-type="float">
            <text:p>35548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01-28</text:p>
          </table:table-cell>
          <table:table-cell office:value-type="float" office:value="1050612" calcext:value-type="float">
            <text:p>10506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UDAD REAL</text:p>
          </table:table-cell>
          <table:table-cell office:value-type="float" office:value="0" calcext:value-type="float">
            <text:p>0</text:p>
          </table:table-cell>
          <table:table-cell office:value-type="float" office:value="122179.11" calcext:value-type="float">
            <text:p>122179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5-01-28</text:p>
          </table:table-cell>
          <table:table-cell office:value-type="float" office:value="1050613" calcext:value-type="float">
            <text:p>10506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D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ZARAGOZA</text:p>
          </table:table-cell>
          <table:table-cell office:value-type="float" office:value="0" calcext:value-type="float">
            <text:p>0</text:p>
          </table:table-cell>
          <table:table-cell office:value-type="float" office:value="119775.54" calcext:value-type="float">
            <text:p>119775.5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5-01-28</text:p>
          </table:table-cell>
          <table:table-cell office:value-type="float" office:value="1050614" calcext:value-type="float">
            <text:p>10506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ZARAGOZA</text:p>
          </table:table-cell>
          <table:table-cell office:value-type="float" office:value="1" calcext:value-type="float">
            <text:p>1</text:p>
          </table:table-cell>
          <table:table-cell office:value-type="float" office:value="139646.15094039" calcext:value-type="float">
            <text:p>139646.15094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5-01-28</text:p>
          </table:table-cell>
          <table:table-cell office:value-type="float" office:value="1050615" calcext:value-type="float">
            <text:p>10506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LEDO</text:p>
          </table:table-cell>
          <table:table-cell office:value-type="float" office:value="0" calcext:value-type="float">
            <text:p>0</text:p>
          </table:table-cell>
          <table:table-cell office:value-type="float" office:value="22220.04" calcext:value-type="float">
            <text:p>2222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5-01-28</text:p>
          </table:table-cell>
          <table:table-cell office:value-type="float" office:value="1050616" calcext:value-type="float">
            <text:p>10506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EON</text:p>
          </table:table-cell>
          <table:table-cell office:value-type="float" office:value="0" calcext:value-type="float">
            <text:p>0</text:p>
          </table:table-cell>
          <table:table-cell office:value-type="float" office:value="295590.36" calcext:value-type="float">
            <text:p>29559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5-01-28</text:p>
          </table:table-cell>
          <table:table-cell office:value-type="float" office:value="1050617" calcext:value-type="float">
            <text:p>10506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ZARAGOZA</text:p>
          </table:table-cell>
          <table:table-cell office:value-type="float" office:value="1" calcext:value-type="float">
            <text:p>1</text:p>
          </table:table-cell>
          <table:table-cell office:value-type="float" office:value="113316.66" calcext:value-type="float">
            <text:p>113316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5-01-28</text:p>
          </table:table-cell>
          <table:table-cell office:value-type="float" office:value="1050619" calcext:value-type="float">
            <text:p>105061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IPUZKOA</text:p>
          </table:table-cell>
          <table:table-cell office:value-type="float" office:value="0" calcext:value-type="float">
            <text:p>0</text:p>
          </table:table-cell>
          <table:table-cell office:value-type="float" office:value="139646.15094039" calcext:value-type="float">
            <text:p>139646.15094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5-01-28</text:p>
          </table:table-cell>
          <table:table-cell office:value-type="float" office:value="1050620" calcext:value-type="float">
            <text:p>10506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CERES</text:p>
          </table:table-cell>
          <table:table-cell office:value-type="float" office:value="0" calcext:value-type="float">
            <text:p>0</text:p>
          </table:table-cell>
          <table:table-cell office:value-type="float" office:value="113194.98" calcext:value-type="float">
            <text:p>113194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5-01-28</text:p>
          </table:table-cell>
          <table:table-cell office:value-type="float" office:value="1050621" calcext:value-type="float">
            <text:p>10506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ZARAGOZA</text:p>
          </table:table-cell>
          <table:table-cell office:value-type="float" office:value="0" calcext:value-type="float">
            <text:p>0</text:p>
          </table:table-cell>
          <table:table-cell office:value-type="float" office:value="72575.88" calcext:value-type="float">
            <text:p>72575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5-01-28</text:p>
          </table:table-cell>
          <table:table-cell office:value-type="float" office:value="1050622" calcext:value-type="float">
            <text:p>10506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IRONA</text:p>
          </table:table-cell>
          <table:table-cell office:value-type="float" office:value="0" calcext:value-type="float">
            <text:p>0</text:p>
          </table:table-cell>
          <table:table-cell office:value-type="float" office:value="139646.15094039" calcext:value-type="float">
            <text:p>139646.15094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5-01-28</text:p>
          </table:table-cell>
          <table:table-cell office:value-type="float" office:value="1050623" calcext:value-type="float">
            <text:p>10506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ZAMORA</text:p>
          </table:table-cell>
          <table:table-cell office:value-type="float" office:value="1" calcext:value-type="float">
            <text:p>1</text:p>
          </table:table-cell>
          <table:table-cell office:value-type="float" office:value="113538.81" calcext:value-type="float">
            <text:p>113538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5-01-28</text:p>
          </table:table-cell>
          <table:table-cell office:value-type="float" office:value="1050624" calcext:value-type="float">
            <text:p>10506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ZARAGOZA</text:p>
          </table:table-cell>
          <table:table-cell office:value-type="float" office:value="1" calcext:value-type="float">
            <text:p>1</text:p>
          </table:table-cell>
          <table:table-cell office:value-type="float" office:value="61605.09" calcext:value-type="float">
            <text:p>61605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15-01-28</text:p>
          </table:table-cell>
          <table:table-cell office:value-type="float" office:value="1050625" calcext:value-type="float">
            <text:p>10506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ZAMORA</text:p>
          </table:table-cell>
          <table:table-cell office:value-type="float" office:value="1" calcext:value-type="float">
            <text:p>1</text:p>
          </table:table-cell>
          <table:table-cell office:value-type="float" office:value="139646.15094039" calcext:value-type="float">
            <text:p>139646.15094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5-01-28</text:p>
          </table:table-cell>
          <table:table-cell office:value-type="float" office:value="1050626" calcext:value-type="float">
            <text:p>10506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CELONA</text:p>
          </table:table-cell>
          <table:table-cell office:value-type="float" office:value="1" calcext:value-type="float">
            <text:p>1</text:p>
          </table:table-cell>
          <table:table-cell office:value-type="float" office:value="139646.15094039" calcext:value-type="float">
            <text:p>139646.15094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15-01-28</text:p>
          </table:table-cell>
          <table:table-cell office:value-type="float" office:value="1050610" calcext:value-type="float">
            <text:p>10506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ALAMANCA</text:p>
          </table:table-cell>
          <table:table-cell office:value-type="float" office:value="1" calcext:value-type="float">
            <text:p>1</text:p>
          </table:table-cell>
          <table:table-cell office:value-type="float" office:value="68318.46" calcext:value-type="float">
            <text:p>68318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15-01-28</text:p>
          </table:table-cell>
          <table:table-cell office:value-type="float" office:value="1050627" calcext:value-type="float">
            <text:p>10506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UDAD REAL</text:p>
          </table:table-cell>
          <table:table-cell office:value-type="float" office:value="0" calcext:value-type="float">
            <text:p>0</text:p>
          </table:table-cell>
          <table:table-cell office:value-type="float" office:value="65608.35" calcext:value-type="float">
            <text:p>65608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15-01-28</text:p>
          </table:table-cell>
          <table:table-cell office:value-type="float" office:value="1050609" calcext:value-type="float">
            <text:p>10506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FA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UDAD REAL</text:p>
          </table:table-cell>
          <table:table-cell office:value-type="float" office:value="1" calcext:value-type="float">
            <text:p>1</text:p>
          </table:table-cell>
          <table:table-cell office:value-type="float" office:value="73432.47" calcext:value-type="float">
            <text:p>73432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15-01-28</text:p>
          </table:table-cell>
          <table:table-cell office:value-type="float" office:value="1050605" calcext:value-type="float">
            <text:p>10506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LEDO</text:p>
          </table:table-cell>
          <table:table-cell office:value-type="float" office:value="0" calcext:value-type="float">
            <text:p>0</text:p>
          </table:table-cell>
          <table:table-cell office:value-type="float" office:value="139646.15094039" calcext:value-type="float">
            <text:p>139646.15094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15-01-28</text:p>
          </table:table-cell>
          <table:table-cell office:value-type="float" office:value="1050582" calcext:value-type="float">
            <text:p>105058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UDAD REAL</text:p>
          </table:table-cell>
          <table:table-cell office:value-type="float" office:value="1" calcext:value-type="float">
            <text:p>1</text:p>
          </table:table-cell>
          <table:table-cell office:value-type="float" office:value="64620.57" calcext:value-type="float">
            <text:p>64620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15-01-28</text:p>
          </table:table-cell>
          <table:table-cell office:value-type="float" office:value="1050586" calcext:value-type="float">
            <text:p>10505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UDAD REAL</text:p>
          </table:table-cell>
          <table:table-cell office:value-type="float" office:value="1" calcext:value-type="float">
            <text:p>1</text:p>
          </table:table-cell>
          <table:table-cell office:value-type="float" office:value="64194.99" calcext:value-type="float">
            <text:p>64194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15-01-28</text:p>
          </table:table-cell>
          <table:table-cell office:value-type="float" office:value="1050588" calcext:value-type="float">
            <text:p>105058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RGOS</text:p>
          </table:table-cell>
          <table:table-cell office:value-type="float" office:value="1" calcext:value-type="float">
            <text:p>1</text:p>
          </table:table-cell>
          <table:table-cell office:value-type="float" office:value="139646.15094039" calcext:value-type="float">
            <text:p>139646.15094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15-01-28</text:p>
          </table:table-cell>
          <table:table-cell office:value-type="float" office:value="1050589" calcext:value-type="float">
            <text:p>10505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UESCA</text:p>
          </table:table-cell>
          <table:table-cell office:value-type="float" office:value="0" calcext:value-type="float">
            <text:p>0</text:p>
          </table:table-cell>
          <table:table-cell office:value-type="float" office:value="119173.89" calcext:value-type="float">
            <text:p>119173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15-01-28</text:p>
          </table:table-cell>
          <table:table-cell office:value-type="float" office:value="1050591" calcext:value-type="float">
            <text:p>10505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UDAD REAL</text:p>
          </table:table-cell>
          <table:table-cell office:value-type="float" office:value="1" calcext:value-type="float">
            <text:p>1</text:p>
          </table:table-cell>
          <table:table-cell office:value-type="float" office:value="58728.39" calcext:value-type="float">
            <text:p>58728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15-01-28</text:p>
          </table:table-cell>
          <table:table-cell office:value-type="float" office:value="1050592" calcext:value-type="float">
            <text:p>10505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D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VARRA</text:p>
          </table:table-cell>
          <table:table-cell office:value-type="float" office:value="0" calcext:value-type="float">
            <text:p>0</text:p>
          </table:table-cell>
          <table:table-cell office:value-type="float" office:value="139646.15094039" calcext:value-type="float">
            <text:p>139646.15094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15-01-28</text:p>
          </table:table-cell>
          <table:table-cell office:value-type="float" office:value="1050595" calcext:value-type="float">
            <text:p>10505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ILA</text:p>
          </table:table-cell>
          <table:table-cell office:value-type="float" office:value="1" calcext:value-type="float">
            <text:p>1</text:p>
          </table:table-cell>
          <table:table-cell office:value-type="float" office:value="86863.38" calcext:value-type="float">
            <text:p>86863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15-01-28</text:p>
          </table:table-cell>
          <table:table-cell office:value-type="float" office:value="1050596" calcext:value-type="float">
            <text:p>10505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ZARAGOZA</text:p>
          </table:table-cell>
          <table:table-cell office:value-type="float" office:value="1" calcext:value-type="float">
            <text:p>1</text:p>
          </table:table-cell>
          <table:table-cell office:value-type="float" office:value="68421.36" calcext:value-type="float">
            <text:p>68421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15-01-28</text:p>
          </table:table-cell>
          <table:table-cell office:value-type="float" office:value="1050597" calcext:value-type="float">
            <text:p>10505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LEDO</text:p>
          </table:table-cell>
          <table:table-cell office:value-type="float" office:value="0" calcext:value-type="float">
            <text:p>0</text:p>
          </table:table-cell>
          <table:table-cell office:value-type="float" office:value="139646.15094039" calcext:value-type="float">
            <text:p>139646.15094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15-01-28</text:p>
          </table:table-cell>
          <table:table-cell office:value-type="float" office:value="1050598" calcext:value-type="float">
            <text:p>105059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LEDO</text:p>
          </table:table-cell>
          <table:table-cell office:value-type="float" office:value="1" calcext:value-type="float">
            <text:p>1</text:p>
          </table:table-cell>
          <table:table-cell office:value-type="float" office:value="90408.75" calcext:value-type="float">
            <text:p>90408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15-01-28</text:p>
          </table:table-cell>
          <table:table-cell office:value-type="float" office:value="1050599" calcext:value-type="float">
            <text:p>10505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ZAMORA</text:p>
          </table:table-cell>
          <table:table-cell office:value-type="float" office:value="0" calcext:value-type="float">
            <text:p>0</text:p>
          </table:table-cell>
          <table:table-cell office:value-type="float" office:value="74780.37" calcext:value-type="float">
            <text:p>74780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15-01-28</text:p>
          </table:table-cell>
          <table:table-cell office:value-type="float" office:value="1050601" calcext:value-type="float">
            <text:p>10506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LEDO</text:p>
          </table:table-cell>
          <table:table-cell office:value-type="float" office:value="0" calcext:value-type="float">
            <text:p>0</text:p>
          </table:table-cell>
          <table:table-cell office:value-type="float" office:value="120146.49" calcext:value-type="float">
            <text:p>120146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15-01-28</text:p>
          </table:table-cell>
          <table:table-cell office:value-type="float" office:value="1050602" calcext:value-type="float">
            <text:p>10506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ALAMANCA</text:p>
          </table:table-cell>
          <table:table-cell office:value-type="float" office:value="1" calcext:value-type="float">
            <text:p>1</text:p>
          </table:table-cell>
          <table:table-cell office:value-type="float" office:value="91282.71" calcext:value-type="float">
            <text:p>9128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15-01-28</text:p>
          </table:table-cell>
          <table:table-cell office:value-type="float" office:value="1050603" calcext:value-type="float">
            <text:p>10506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ZARAGOZA</text:p>
          </table:table-cell>
          <table:table-cell office:value-type="float" office:value="1" calcext:value-type="float">
            <text:p>1</text:p>
          </table:table-cell>
          <table:table-cell office:value-type="float" office:value="131351.94" calcext:value-type="float">
            <text:p>131351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15-01-28</text:p>
          </table:table-cell>
          <table:table-cell office:value-type="float" office:value="1050604" calcext:value-type="float">
            <text:p>10506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office:value-type="float" office:value="113279.1" calcext:value-type="float">
            <text:p>11327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15-01-28</text:p>
          </table:table-cell>
          <table:table-cell office:value-type="float" office:value="1050607" calcext:value-type="float">
            <text:p>10506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GOVIA</text:p>
          </table:table-cell>
          <table:table-cell office:value-type="float" office:value="0" calcext:value-type="float">
            <text:p>0</text:p>
          </table:table-cell>
          <table:table-cell office:value-type="float" office:value="70777.59" calcext:value-type="float">
            <text:p>70777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15-01-28</text:p>
          </table:table-cell>
          <table:table-cell office:value-type="float" office:value="1050580" calcext:value-type="float">
            <text:p>10505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office:value-type="float" office:value="77320.92" calcext:value-type="float">
            <text:p>77320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15-01-28</text:p>
          </table:table-cell>
          <table:table-cell office:value-type="float" office:value="1050628" calcext:value-type="float">
            <text:p>10506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ERIDA</text:p>
          </table:table-cell>
          <table:table-cell office:value-type="float" office:value="0" calcext:value-type="float">
            <text:p>0</text:p>
          </table:table-cell>
          <table:table-cell office:value-type="float" office:value="139646.15094039" calcext:value-type="float">
            <text:p>139646.15094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15-01-28</text:p>
          </table:table-cell>
          <table:table-cell office:value-type="float" office:value="1050630" calcext:value-type="float">
            <text:p>10506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HD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CELONA</text:p>
          </table:table-cell>
          <table:table-cell office:value-type="float" office:value="0" calcext:value-type="float">
            <text:p>0</text:p>
          </table:table-cell>
          <table:table-cell office:value-type="float" office:value="64398.06" calcext:value-type="float">
            <text:p>64398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15-01-28</text:p>
          </table:table-cell>
          <table:table-cell office:value-type="float" office:value="1050669" calcext:value-type="float">
            <text:p>10506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FC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AGA</text:p>
          </table:table-cell>
          <table:table-cell office:value-type="float" office:value="1" calcext:value-type="float">
            <text:p>1</text:p>
          </table:table-cell>
          <table:table-cell office:value-type="float" office:value="171398.85" calcext:value-type="float">
            <text:p>171398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15-01-28</text:p>
          </table:table-cell>
          <table:table-cell office:value-type="float" office:value="1050670" calcext:value-type="float">
            <text:p>10506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FC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ALAMANCA</text:p>
          </table:table-cell>
          <table:table-cell office:value-type="float" office:value="1" calcext:value-type="float">
            <text:p>1</text:p>
          </table:table-cell>
          <table:table-cell office:value-type="float" office:value="64031.25" calcext:value-type="float">
            <text:p>64031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15-01-28</text:p>
          </table:table-cell>
          <table:table-cell office:value-type="float" office:value="1050676" calcext:value-type="float">
            <text:p>10506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FC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LEDO</text:p>
          </table:table-cell>
          <table:table-cell office:value-type="float" office:value="0" calcext:value-type="float">
            <text:p>0</text:p>
          </table:table-cell>
          <table:table-cell office:value-type="float" office:value="90431.85" calcext:value-type="float">
            <text:p>90431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15-01-28</text:p>
          </table:table-cell>
          <table:table-cell office:value-type="float" office:value="1050679" calcext:value-type="float">
            <text:p>10506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FC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" calcext:value-type="float">
            <text:p>1</text:p>
          </table:table-cell>
          <table:table-cell office:value-type="float" office:value="157191.69" calcext:value-type="float">
            <text:p>157191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15-01-28</text:p>
          </table:table-cell>
          <table:table-cell office:value-type="float" office:value="1050680" calcext:value-type="float">
            <text:p>10506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FC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CELONA</text:p>
          </table:table-cell>
          <table:table-cell office:value-type="float" office:value="0" calcext:value-type="float">
            <text:p>0</text:p>
          </table:table-cell>
          <table:table-cell office:value-type="float" office:value="133092.33" calcext:value-type="float">
            <text:p>133092.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15-01-28</text:p>
          </table:table-cell>
          <table:table-cell office:value-type="float" office:value="1050686" calcext:value-type="float">
            <text:p>10506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FC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CERES</text:p>
          </table:table-cell>
          <table:table-cell office:value-type="float" office:value="1" calcext:value-type="float">
            <text:p>1</text:p>
          </table:table-cell>
          <table:table-cell office:value-type="float" office:value="37075.26" calcext:value-type="float">
            <text:p>37075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15-01-28</text:p>
          </table:table-cell>
          <table:table-cell office:value-type="float" office:value="1050688" calcext:value-type="float">
            <text:p>105068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FC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" calcext:value-type="float">
            <text:p>1</text:p>
          </table:table-cell>
          <table:table-cell office:value-type="float" office:value="245052.27" calcext:value-type="float">
            <text:p>245052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15-01-28</text:p>
          </table:table-cell>
          <table:table-cell office:value-type="float" office:value="1050693" calcext:value-type="float">
            <text:p>10506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FC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CELONA</text:p>
          </table:table-cell>
          <table:table-cell office:value-type="float" office:value="0" calcext:value-type="float">
            <text:p>0</text:p>
          </table:table-cell>
          <table:table-cell office:value-type="float" office:value="104035.08" calcext:value-type="float">
            <text:p>104035.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15-01-28</text:p>
          </table:table-cell>
          <table:table-cell office:value-type="float" office:value="1050694" calcext:value-type="float">
            <text:p>105069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FC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" calcext:value-type="float">
            <text:p>1</text:p>
          </table:table-cell>
          <table:table-cell office:value-type="float" office:value="57155.34" calcext:value-type="float">
            <text:p>57155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15-01-28</text:p>
          </table:table-cell>
          <table:table-cell office:value-type="float" office:value="1050697" calcext:value-type="float">
            <text:p>10506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FC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" calcext:value-type="float">
            <text:p>1</text:p>
          </table:table-cell>
          <table:table-cell office:value-type="float" office:value="139646.15094039" calcext:value-type="float">
            <text:p>139646.15094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15-01-28</text:p>
          </table:table-cell>
          <table:table-cell office:value-type="float" office:value="1050703" calcext:value-type="float">
            <text:p>10507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UESCA</text:p>
          </table:table-cell>
          <table:table-cell office:value-type="float" office:value="0" calcext:value-type="float">
            <text:p>0</text:p>
          </table:table-cell>
          <table:table-cell office:value-type="float" office:value="53631.36" calcext:value-type="float">
            <text:p>53631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15-01-28</text:p>
          </table:table-cell>
          <table:table-cell office:value-type="float" office:value="1050704" calcext:value-type="float">
            <text:p>10507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CELONA</text:p>
          </table:table-cell>
          <table:table-cell office:value-type="float" office:value="0" calcext:value-type="float">
            <text:p>0</text:p>
          </table:table-cell>
          <table:table-cell office:value-type="float" office:value="72880.8" calcext:value-type="float">
            <text:p>7288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15-01-28</text:p>
          </table:table-cell>
          <table:table-cell office:value-type="float" office:value="1050706" calcext:value-type="float">
            <text:p>10507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ALAMANCA</text:p>
          </table:table-cell>
          <table:table-cell office:value-type="float" office:value="1" calcext:value-type="float">
            <text:p>1</text:p>
          </table:table-cell>
          <table:table-cell office:value-type="float" office:value="84061.95" calcext:value-type="float">
            <text:p>84061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15-01-28</text:p>
          </table:table-cell>
          <table:table-cell office:value-type="float" office:value="1050707" calcext:value-type="float">
            <text:p>10507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CANTE</text:p>
          </table:table-cell>
          <table:table-cell office:value-type="float" office:value="0" calcext:value-type="float">
            <text:p>0</text:p>
          </table:table-cell>
          <table:table-cell office:value-type="float" office:value="106686.96" calcext:value-type="float">
            <text:p>106686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15-01-28</text:p>
          </table:table-cell>
          <table:table-cell office:value-type="float" office:value="1050710" calcext:value-type="float">
            <text:p>10507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CANTE</text:p>
          </table:table-cell>
          <table:table-cell office:value-type="float" office:value="0" calcext:value-type="float">
            <text:p>0</text:p>
          </table:table-cell>
          <table:table-cell office:value-type="float" office:value="132398.4" calcext:value-type="float">
            <text:p>13239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15-01-28</text:p>
          </table:table-cell>
          <table:table-cell office:value-type="float" office:value="1050663" calcext:value-type="float">
            <text:p>10506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FC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ORIA</text:p>
          </table:table-cell>
          <table:table-cell office:value-type="float" office:value="1" calcext:value-type="float">
            <text:p>1</text:p>
          </table:table-cell>
          <table:table-cell office:value-type="float" office:value="148080.45" calcext:value-type="float">
            <text:p>14808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15-01-28</text:p>
          </table:table-cell>
          <table:table-cell office:value-type="float" office:value="1050629" calcext:value-type="float">
            <text:p>10506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ZARAGOZA</text:p>
          </table:table-cell>
          <table:table-cell office:value-type="float" office:value="0" calcext:value-type="float">
            <text:p>0</text:p>
          </table:table-cell>
          <table:table-cell office:value-type="float" office:value="101919.09" calcext:value-type="float">
            <text:p>101919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15-01-28</text:p>
          </table:table-cell>
          <table:table-cell office:value-type="float" office:value="1050662" calcext:value-type="float">
            <text:p>10506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" calcext:value-type="float">
            <text:p>1</text:p>
          </table:table-cell>
          <table:table-cell office:value-type="float" office:value="122456.91" calcext:value-type="float">
            <text:p>122456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15-01-28</text:p>
          </table:table-cell>
          <table:table-cell office:value-type="float" office:value="1050660" calcext:value-type="float">
            <text:p>10506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FC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VILLA</text:p>
          </table:table-cell>
          <table:table-cell office:value-type="float" office:value="1" calcext:value-type="float">
            <text:p>1</text:p>
          </table:table-cell>
          <table:table-cell office:value-type="float" office:value="94683.27" calcext:value-type="float">
            <text:p>94683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15-01-28</text:p>
          </table:table-cell>
          <table:table-cell office:value-type="float" office:value="1050632" calcext:value-type="float">
            <text:p>10506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CELONA</text:p>
          </table:table-cell>
          <table:table-cell office:value-type="float" office:value="0" calcext:value-type="float">
            <text:p>0</text:p>
          </table:table-cell>
          <table:table-cell office:value-type="float" office:value="289211.4" calcext:value-type="float">
            <text:p>28921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15-01-28</text:p>
          </table:table-cell>
          <table:table-cell office:value-type="float" office:value="1050633" calcext:value-type="float">
            <text:p>10506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LEDO</text:p>
          </table:table-cell>
          <table:table-cell office:value-type="float" office:value="1" calcext:value-type="float">
            <text:p>1</text:p>
          </table:table-cell>
          <table:table-cell office:value-type="float" office:value="34406.58" calcext:value-type="float">
            <text:p>34406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15-01-28</text:p>
          </table:table-cell>
          <table:table-cell office:value-type="float" office:value="1050634" calcext:value-type="float">
            <text:p>105063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ZARAGOZA</text:p>
          </table:table-cell>
          <table:table-cell office:value-type="float" office:value="0" calcext:value-type="float">
            <text:p>0</text:p>
          </table:table-cell>
          <table:table-cell office:value-type="float" office:value="101919.09" calcext:value-type="float">
            <text:p>101919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15-01-28</text:p>
          </table:table-cell>
          <table:table-cell office:value-type="float" office:value="1050635" calcext:value-type="float">
            <text:p>10506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ALAMANCA</text:p>
          </table:table-cell>
          <table:table-cell office:value-type="float" office:value="1" calcext:value-type="float">
            <text:p>1</text:p>
          </table:table-cell>
          <table:table-cell office:value-type="float" office:value="77346.51" calcext:value-type="float">
            <text:p>77346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15-01-28</text:p>
          </table:table-cell>
          <table:table-cell office:value-type="float" office:value="1050636" calcext:value-type="float">
            <text:p>105063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ANTABRIA</text:p>
          </table:table-cell>
          <table:table-cell office:value-type="float" office:value="1" calcext:value-type="float">
            <text:p>1</text:p>
          </table:table-cell>
          <table:table-cell office:value-type="float" office:value="136930.23" calcext:value-type="float">
            <text:p>13693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15-01-28</text:p>
          </table:table-cell>
          <table:table-cell office:value-type="float" office:value="1050639" calcext:value-type="float">
            <text:p>10506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ZARAGOZA</text:p>
          </table:table-cell>
          <table:table-cell office:value-type="float" office:value="1" calcext:value-type="float">
            <text:p>1</text:p>
          </table:table-cell>
          <table:table-cell office:value-type="float" office:value="148677.18" calcext:value-type="float">
            <text:p>148677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15-01-28</text:p>
          </table:table-cell>
          <table:table-cell office:value-type="float" office:value="1050641" calcext:value-type="float">
            <text:p>10506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FC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" calcext:value-type="float">
            <text:p>1</text:p>
          </table:table-cell>
          <table:table-cell office:value-type="float" office:value="45345.18" calcext:value-type="float">
            <text:p>45345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15-01-28</text:p>
          </table:table-cell>
          <table:table-cell office:value-type="float" office:value="1050642" calcext:value-type="float">
            <text:p>10506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FC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office:value-type="float" office:value="139646.15094039" calcext:value-type="float">
            <text:p>139646.1509403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15-01-28</text:p>
          </table:table-cell>
          <table:table-cell office:value-type="float" office:value="1050647" calcext:value-type="float">
            <text:p>10506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CANTE</text:p>
          </table:table-cell>
          <table:table-cell office:value-type="float" office:value="1" calcext:value-type="float">
            <text:p>1</text:p>
          </table:table-cell>
          <table:table-cell office:value-type="float" office:value="28359.36" calcext:value-type="float">
            <text:p>28359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15-01-28</text:p>
          </table:table-cell>
          <table:table-cell office:value-type="float" office:value="1050648" calcext:value-type="float">
            <text:p>10506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" calcext:value-type="float">
            <text:p>1</text:p>
          </table:table-cell>
          <table:table-cell office:value-type="float" office:value="137894.64" calcext:value-type="float">
            <text:p>137894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15-01-28</text:p>
          </table:table-cell>
          <table:table-cell office:value-type="float" office:value="1050651" calcext:value-type="float">
            <text:p>10506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FC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LEARS, ILLES</text:p>
          </table:table-cell>
          <table:table-cell office:value-type="float" office:value="1" calcext:value-type="float">
            <text:p>1</text:p>
          </table:table-cell>
          <table:table-cell office:value-type="float" office:value="139502.28" calcext:value-type="float">
            <text:p>139502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15-01-28</text:p>
          </table:table-cell>
          <table:table-cell office:value-type="float" office:value="1050652" calcext:value-type="float">
            <text:p>10506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FC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VALLADOLID</text:p>
          </table:table-cell>
          <table:table-cell office:value-type="float" office:value="1" calcext:value-type="float">
            <text:p>1</text:p>
          </table:table-cell>
          <table:table-cell office:value-type="float" office:value="149099.88" calcext:value-type="float">
            <text:p>149099.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15-01-28</text:p>
          </table:table-cell>
          <table:table-cell office:value-type="float" office:value="1050655" calcext:value-type="float">
            <text:p>10506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FC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office:value-type="float" office:value="95302.5" calcext:value-type="float">
            <text:p>9530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15-01-28</text:p>
          </table:table-cell>
          <table:table-cell office:value-type="float" office:value="1050658" calcext:value-type="float">
            <text:p>10506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float" office:value="110245.53" calcext:value-type="float">
            <text:p>110245.5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15-01-28</text:p>
          </table:table-cell>
          <table:table-cell office:value-type="float" office:value="1050659" calcext:value-type="float">
            <text:p>10506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FC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LEARS, ILLES</text:p>
          </table:table-cell>
          <table:table-cell office:value-type="float" office:value="1" calcext:value-type="float">
            <text:p>1</text:p>
          </table:table-cell>
          <table:table-cell office:value-type="float" office:value="139646.15094039" calcext:value-type="float">
            <text:p>139646.150940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15-01-28</text:p>
          </table:table-cell>
          <table:table-cell office:value-type="float" office:value="1050661" calcext:value-type="float">
            <text:p>10506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FC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VALENCIA</text:p>
          </table:table-cell>
          <table:table-cell office:value-type="float" office:value="1" calcext:value-type="float">
            <text:p>1</text:p>
          </table:table-cell>
          <table:table-cell office:value-type="float" office:value="60072.81" calcext:value-type="float">
            <text:p>60072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15-01-28</text:p>
          </table:table-cell>
          <table:table-cell office:value-type="float" office:value="1050711" calcext:value-type="float">
            <text:p>10507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ZAMORA</text:p>
          </table:table-cell>
          <table:table-cell office:value-type="float" office:value="0" calcext:value-type="float">
            <text:p>0</text:p>
          </table:table-cell>
          <table:table-cell office:value-type="float" office:value="139646.15094039" calcext:value-type="float">
            <text:p>139646.15094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15-01-28</text:p>
          </table:table-cell>
          <table:table-cell office:value-type="float" office:value="1050579" calcext:value-type="float">
            <text:p>10505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D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ERUEL</text:p>
          </table:table-cell>
          <table:table-cell office:value-type="float" office:value="0" calcext:value-type="float">
            <text:p>0</text:p>
          </table:table-cell>
          <table:table-cell office:value-type="float" office:value="34802.01" calcext:value-type="float">
            <text:p>34802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15-01-28</text:p>
          </table:table-cell>
          <table:table-cell office:value-type="float" office:value="1050577" calcext:value-type="float">
            <text:p>10505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UESCA</text:p>
          </table:table-cell>
          <table:table-cell office:value-type="float" office:value="1" calcext:value-type="float">
            <text:p>1</text:p>
          </table:table-cell>
          <table:table-cell office:value-type="float" office:value="79998.72" calcext:value-type="float">
            <text:p>79998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15-01-28</text:p>
          </table:table-cell>
          <table:table-cell office:value-type="float" office:value="1050507" calcext:value-type="float">
            <text:p>10505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VALENCIA</text:p>
          </table:table-cell>
          <table:table-cell office:value-type="float" office:value="1" calcext:value-type="float">
            <text:p>1</text:p>
          </table:table-cell>
          <table:table-cell office:value-type="float" office:value="55331.31" calcext:value-type="float">
            <text:p>55331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15-01-28</text:p>
          </table:table-cell>
          <table:table-cell office:value-type="float" office:value="1050508" calcext:value-type="float">
            <text:p>10505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CELONA</text:p>
          </table:table-cell>
          <table:table-cell office:value-type="float" office:value="1" calcext:value-type="float">
            <text:p>1</text:p>
          </table:table-cell>
          <table:table-cell office:value-type="float" office:value="173223.78" calcext:value-type="float">
            <text:p>173223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15-01-28</text:p>
          </table:table-cell>
          <table:table-cell office:value-type="float" office:value="1050509" calcext:value-type="float">
            <text:p>10505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ZARAGOZA</text:p>
          </table:table-cell>
          <table:table-cell office:value-type="float" office:value="0" calcext:value-type="float">
            <text:p>0</text:p>
          </table:table-cell>
          <table:table-cell office:value-type="float" office:value="47332.86" calcext:value-type="float">
            <text:p>47332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15-01-28</text:p>
          </table:table-cell>
          <table:table-cell office:value-type="float" office:value="1050511" calcext:value-type="float">
            <text:p>10505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RUÑA, A</text:p>
          </table:table-cell>
          <table:table-cell office:value-type="float" office:value="1" calcext:value-type="float">
            <text:p>1</text:p>
          </table:table-cell>
          <table:table-cell office:value-type="float" office:value="111933" calcext:value-type="float">
            <text:p>111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15-01-28</text:p>
          </table:table-cell>
          <table:table-cell office:value-type="float" office:value="1050512" calcext:value-type="float">
            <text:p>10505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LEDO</text:p>
          </table:table-cell>
          <table:table-cell office:value-type="float" office:value="0" calcext:value-type="float">
            <text:p>0</text:p>
          </table:table-cell>
          <table:table-cell office:value-type="float" office:value="107634.66" calcext:value-type="float">
            <text:p>107634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15-01-28</text:p>
          </table:table-cell>
          <table:table-cell office:value-type="float" office:value="1050513" calcext:value-type="float">
            <text:p>10505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VALENCIA</text:p>
          </table:table-cell>
          <table:table-cell office:value-type="float" office:value="0" calcext:value-type="float">
            <text:p>0</text:p>
          </table:table-cell>
          <table:table-cell office:value-type="float" office:value="55561.62" calcext:value-type="float">
            <text:p>55561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15-01-28</text:p>
          </table:table-cell>
          <table:table-cell office:value-type="float" office:value="1050514" calcext:value-type="float">
            <text:p>10505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CELONA</text:p>
          </table:table-cell>
          <table:table-cell office:value-type="float" office:value="0" calcext:value-type="float">
            <text:p>0</text:p>
          </table:table-cell>
          <table:table-cell office:value-type="float" office:value="215373.3" calcext:value-type="float">
            <text:p>21537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15-01-28</text:p>
          </table:table-cell>
          <table:table-cell office:value-type="float" office:value="1050515" calcext:value-type="float">
            <text:p>10505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CERES</text:p>
          </table:table-cell>
          <table:table-cell office:value-type="float" office:value="0" calcext:value-type="float">
            <text:p>0</text:p>
          </table:table-cell>
          <table:table-cell office:value-type="float" office:value="64258.14" calcext:value-type="float">
            <text:p>64258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15-01-28</text:p>
          </table:table-cell>
          <table:table-cell office:value-type="float" office:value="1050516" calcext:value-type="float">
            <text:p>10505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LEDO</text:p>
          </table:table-cell>
          <table:table-cell office:value-type="float" office:value="0" calcext:value-type="float">
            <text:p>0</text:p>
          </table:table-cell>
          <table:table-cell office:value-type="float" office:value="139646.15094039" calcext:value-type="float">
            <text:p>139646.15094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15-01-28</text:p>
          </table:table-cell>
          <table:table-cell office:value-type="float" office:value="1050517" calcext:value-type="float">
            <text:p>10505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UESCA</text:p>
          </table:table-cell>
          <table:table-cell office:value-type="float" office:value="1" calcext:value-type="float">
            <text:p>1</text:p>
          </table:table-cell>
          <table:table-cell office:value-type="float" office:value="59930.22" calcext:value-type="float">
            <text:p>5993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15-01-28</text:p>
          </table:table-cell>
          <table:table-cell office:value-type="float" office:value="1050520" calcext:value-type="float">
            <text:p>10505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LEDO</text:p>
          </table:table-cell>
          <table:table-cell office:value-type="float" office:value="0" calcext:value-type="float">
            <text:p>0</text:p>
          </table:table-cell>
          <table:table-cell office:value-type="float" office:value="162609.54" calcext:value-type="float">
            <text:p>162609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15-01-28</text:p>
          </table:table-cell>
          <table:table-cell office:value-type="float" office:value="1050521" calcext:value-type="float">
            <text:p>10505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office:value-type="float" office:value="74708.49" calcext:value-type="float">
            <text:p>74708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15-01-28</text:p>
          </table:table-cell>
          <table:table-cell office:value-type="float" office:value="1050522" calcext:value-type="float">
            <text:p>10505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ZARAGOZA</text:p>
          </table:table-cell>
          <table:table-cell office:value-type="float" office:value="0" calcext:value-type="float">
            <text:p>0</text:p>
          </table:table-cell>
          <table:table-cell office:value-type="float" office:value="68155.5" calcext:value-type="float">
            <text:p>6815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15-01-28</text:p>
          </table:table-cell>
          <table:table-cell office:value-type="float" office:value="1050523" calcext:value-type="float">
            <text:p>10505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VALENCIA</text:p>
          </table:table-cell>
          <table:table-cell office:value-type="float" office:value="0" calcext:value-type="float">
            <text:p>0</text:p>
          </table:table-cell>
          <table:table-cell office:value-type="float" office:value="77383.98" calcext:value-type="float">
            <text:p>77383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15-01-28</text:p>
          </table:table-cell>
          <table:table-cell office:value-type="float" office:value="1050524" calcext:value-type="float">
            <text:p>10505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UGO</text:p>
          </table:table-cell>
          <table:table-cell office:value-type="float" office:value="0" calcext:value-type="float">
            <text:p>0</text:p>
          </table:table-cell>
          <table:table-cell office:value-type="float" office:value="56347.68" calcext:value-type="float">
            <text:p>56347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15-01-28</text:p>
          </table:table-cell>
          <table:table-cell office:value-type="float" office:value="1050505" calcext:value-type="float">
            <text:p>10505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LEDO</text:p>
          </table:table-cell>
          <table:table-cell office:value-type="float" office:value="0" calcext:value-type="float">
            <text:p>0</text:p>
          </table:table-cell>
          <table:table-cell office:value-type="float" office:value="112330.35" calcext:value-type="float">
            <text:p>11233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15-01-28</text:p>
          </table:table-cell>
          <table:table-cell office:value-type="float" office:value="1050525" calcext:value-type="float">
            <text:p>10505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float" office:value="95392.71" calcext:value-type="float">
            <text:p>9539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15-01-28</text:p>
          </table:table-cell>
          <table:table-cell office:value-type="float" office:value="1050504" calcext:value-type="float">
            <text:p>10505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AEN</text:p>
          </table:table-cell>
          <table:table-cell office:value-type="float" office:value="0" calcext:value-type="float">
            <text:p>0</text:p>
          </table:table-cell>
          <table:table-cell office:value-type="float" office:value="73020.18" calcext:value-type="float">
            <text:p>7302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15-01-28</text:p>
          </table:table-cell>
          <table:table-cell office:value-type="float" office:value="1050502" calcext:value-type="float">
            <text:p>10505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IUDAD REAL</text:p>
          </table:table-cell>
          <table:table-cell office:value-type="float" office:value="0" calcext:value-type="float">
            <text:p>0</text:p>
          </table:table-cell>
          <table:table-cell office:value-type="float" office:value="139646.15094039" calcext:value-type="float">
            <text:p>139646.15094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15-01-28</text:p>
          </table:table-cell>
          <table:table-cell office:value-type="float" office:value="1050487" calcext:value-type="float">
            <text:p>10504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RUÑA, A</text:p>
          </table:table-cell>
          <table:table-cell office:value-type="float" office:value="0" calcext:value-type="float">
            <text:p>0</text:p>
          </table:table-cell>
          <table:table-cell office:value-type="float" office:value="101293.11" calcext:value-type="float">
            <text:p>101293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15-01-28</text:p>
          </table:table-cell>
          <table:table-cell office:value-type="float" office:value="1050488" calcext:value-type="float">
            <text:p>105048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UESCA</text:p>
          </table:table-cell>
          <table:table-cell office:value-type="float" office:value="1" calcext:value-type="float">
            <text:p>1</text:p>
          </table:table-cell>
          <table:table-cell office:value-type="float" office:value="113580.78" calcext:value-type="float">
            <text:p>11358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15-01-28</text:p>
          </table:table-cell>
          <table:table-cell office:value-type="float" office:value="1050489" calcext:value-type="float">
            <text:p>10504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7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KH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CELONA</text:p>
          </table:table-cell>
          <table:table-cell office:value-type="float" office:value="1" calcext:value-type="float">
            <text:p>1</text:p>
          </table:table-cell>
          <table:table-cell office:value-type="float" office:value="158207.4" calcext:value-type="float">
            <text:p>15820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2T09:46:04.493676638</meta:creation-date>
    <dc:date>2022-08-22T09:46:51.682253540</dc:date>
    <meta:editing-duration>PT47S</meta:editing-duration>
    <meta:editing-cycles>1</meta:editing-cycles>
    <meta:document-statistic meta:table-count="1" meta:cell-count="2899" meta:object-count="0"/>
    <meta:generator>LibreOffice/5.1.6.2$Linux_X86_64 LibreOffice_project/10m0$Build-2</meta:generator>
  </office:meta>
</office:document-meta>
</file>